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119400000576DA8B4D44.jpg" manifest:media-type="image/jpeg"/>
  <manifest:file-entry manifest:full-path="Pictures/10000000000000C8000000C829C29D22.jpg" manifest:media-type="image/jpeg"/>
  <manifest:file-entry manifest:full-path="Pictures/1000000000001194000004C73426D040.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FreeSans1" svg:font-family="FreeSans" style:font-family-generic="swiss"/>
    <style:font-face style:name="Khula2" svg:font-family="Khula" style:font-pitch="variable"/>
    <style:font-face style:name="Khula1" svg:font-family="Khula" style:font-adornments="Bold" style:font-pitch="variable"/>
    <style:font-face style:name="Khula" svg:font-family="Khula" style:font-adornments="Regular" style:font-pitch="variable"/>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9347in" fo:margin-left="0.0278in" fo:margin-top="0in" fo:margin-bottom="0in" table:align="left"/>
    </style:style>
    <style:style style:name="Table1.A" style:family="table-column">
      <style:table-column-properties style:column-width="2.7778in"/>
    </style:style>
    <style:style style:name="Table1.B" style:family="table-column">
      <style:table-column-properties style:column-width="4.1569in"/>
    </style:style>
    <style:style style:name="Table1.A1" style:family="table-cell">
      <style:table-cell-properties fo:background-color="transparent" fo:padding="0.0403in" fo:border="none">
        <style:background-image/>
      </style:table-cell-properties>
    </style:style>
    <style:style style:name="Table2" style:family="table">
      <style:table-properties style:width="6.9306in" fo:margin-left="0.0042in" fo:margin-top="0in" fo:margin-bottom="0.2in" table:align="left"/>
    </style:style>
    <style:style style:name="Table2.A" style:family="table-column">
      <style:table-column-properties style:column-width="3.4583in"/>
    </style:style>
    <style:style style:name="Table2.B" style:family="table-column">
      <style:table-column-properties style:column-width="3.4722in"/>
    </style:style>
    <style:style style:name="Table2.A1" style:family="table-cell">
      <style:table-cell-properties fo:padding="0.0382in" fo:border="none"/>
    </style:style>
    <style:style style:name="P1" style:family="paragraph" style:parent-style-name="Footer">
      <style:paragraph-properties fo:text-align="end" style:justify-single-word="false"/>
      <style:text-properties officeooo:rsid="000eab09" officeooo:paragraph-rsid="000f7111"/>
    </style:style>
    <style:style style:name="P2" style:family="paragraph" style:parent-style-name="Footer">
      <style:paragraph-properties fo:text-align="end" style:justify-single-word="false"/>
      <style:text-properties officeooo:rsid="000eab09" officeooo:paragraph-rsid="000eab09"/>
    </style:style>
    <style:style style:name="P3" style:family="paragraph" style:parent-style-name="Text_20_body">
      <style:text-properties officeooo:paragraph-rsid="004906d7"/>
    </style:style>
    <style:style style:name="P4" style:family="paragraph" style:parent-style-name="Text_20_body">
      <style:text-properties officeooo:rsid="00198afe" officeooo:paragraph-rsid="004c343a"/>
    </style:style>
    <style:style style:name="P5" style:family="paragraph" style:parent-style-name="Text_20_body">
      <style:text-properties officeooo:paragraph-rsid="004d7ea7"/>
    </style:style>
    <style:style style:name="P6" style:family="paragraph" style:parent-style-name="Text_20_body">
      <style:text-properties officeooo:rsid="004c343a" officeooo:paragraph-rsid="004c343a"/>
    </style:style>
    <style:style style:name="P7" style:family="paragraph" style:parent-style-name="Text_20_body">
      <style:text-properties officeooo:rsid="0035ad6d" officeooo:paragraph-rsid="0035ad6d"/>
    </style:style>
    <style:style style:name="P8" style:family="paragraph" style:parent-style-name="Text_20_body">
      <style:text-properties officeooo:paragraph-rsid="005214bb"/>
    </style:style>
    <style:style style:name="P9" style:family="paragraph" style:parent-style-name="Text_20_body">
      <style:paragraph-properties fo:margin-top="0in" fo:margin-bottom="0in" style:contextual-spacing="false"/>
    </style:style>
    <style:style style:name="P10" style:family="paragraph" style:parent-style-name="Text_20_body">
      <style:paragraph-properties fo:margin-top="0in" fo:margin-bottom="0in" style:contextual-spacing="false"/>
      <style:text-properties fo:font-weight="bold" style:font-weight-asian="bold" style:font-weight-complex="bold"/>
    </style:style>
    <style:style style:name="P11" style:family="paragraph" style:parent-style-name="Text_20_body">
      <style:paragraph-properties fo:margin-top="0in" fo:margin-bottom="0in" style:contextual-spacing="false"/>
      <style:text-properties fo:font-weight="bold" officeooo:rsid="0012c5bb" officeooo:paragraph-rsid="0012c5bb" style:font-weight-asian="bold" style:font-weight-complex="bold"/>
    </style:style>
    <style:style style:name="P12" style:family="paragraph" style:parent-style-name="Text_20_body">
      <style:paragraph-properties fo:margin-top="0in" fo:margin-bottom="0in" style:contextual-spacing="false"/>
      <style:text-properties officeooo:rsid="004ea108" officeooo:paragraph-rsid="004ea108"/>
    </style:style>
    <style:style style:name="P13" style:family="paragraph" style:parent-style-name="Text_20_body">
      <style:paragraph-properties fo:margin-top="0in" fo:margin-bottom="0in" style:contextual-spacing="false"/>
      <style:text-properties officeooo:rsid="00500498" officeooo:paragraph-rsid="00500498"/>
    </style:style>
    <style:style style:name="P14" style:family="paragraph" style:parent-style-name="Footnote">
      <style:text-properties officeooo:rsid="00262b78" officeooo:paragraph-rsid="00262b78"/>
    </style:style>
    <style:style style:name="P15" style:family="paragraph" style:parent-style-name="Footnote">
      <style:text-properties officeooo:rsid="005214bb" officeooo:paragraph-rsid="005214bb"/>
    </style:style>
    <style:style style:name="P16" style:family="paragraph" style:parent-style-name="Footnote">
      <style:text-properties officeooo:rsid="005214bb" officeooo:paragraph-rsid="005d563f"/>
    </style:style>
    <style:style style:name="P17" style:family="paragraph" style:parent-style-name="Footnote">
      <style:text-properties officeooo:rsid="005878d2" officeooo:paragraph-rsid="005878d2"/>
    </style:style>
    <style:style style:name="P18" style:family="paragraph" style:parent-style-name="Footnote">
      <style:text-properties officeooo:rsid="00500498" officeooo:paragraph-rsid="00133b57"/>
    </style:style>
    <style:style style:name="P19" style:family="paragraph" style:parent-style-name="Footnote">
      <style:text-properties officeooo:rsid="00203ea6" officeooo:paragraph-rsid="00203ea6"/>
    </style:style>
    <style:style style:name="P20" style:family="paragraph" style:parent-style-name="Text_20_body">
      <style:paragraph-properties fo:margin-left="0.4925in" fo:margin-right="0in" fo:text-indent="0in" style:auto-text-indent="false"/>
      <style:text-properties officeooo:paragraph-rsid="005214bb"/>
    </style:style>
    <style:style style:name="P21" style:family="paragraph" style:parent-style-name="Text_20_body">
      <style:paragraph-properties fo:margin-left="0.4925in" fo:margin-right="0in" fo:text-indent="0in" style:auto-text-indent="false"/>
      <style:text-properties fo:font-weight="bold" officeooo:rsid="0019b638" officeooo:paragraph-rsid="005214bb" style:font-weight-asian="bold" style:font-weight-complex="bold"/>
    </style:style>
    <style:style style:name="P22" style:family="paragraph" style:parent-style-name="Text_20_body" style:list-style-name="L5">
      <style:text-properties officeooo:paragraph-rsid="001c907a"/>
    </style:style>
    <style:style style:name="P23" style:family="paragraph" style:parent-style-name="Text_20_body" style:list-style-name="L5">
      <style:text-properties fo:font-size="11pt" officeooo:paragraph-rsid="001c907a"/>
    </style:style>
    <style:style style:name="P24" style:family="paragraph" style:parent-style-name="Text_20_body" style:list-style-name="L5">
      <style:text-properties officeooo:rsid="00500498" officeooo:paragraph-rsid="00500498"/>
    </style:style>
    <style:style style:name="P25" style:family="paragraph" style:parent-style-name="Text_20_body" style:list-style-name="L5">
      <style:text-properties officeooo:rsid="005187e0" officeooo:paragraph-rsid="005187e0"/>
    </style:style>
    <style:style style:name="P26" style:family="paragraph" style:parent-style-name="Text_20_body" style:list-style-name="L6">
      <style:text-properties officeooo:rsid="003a451d" officeooo:paragraph-rsid="001e519d"/>
    </style:style>
    <style:style style:name="P27" style:family="paragraph" style:parent-style-name="Text_20_body" style:list-style-name="L6">
      <style:text-properties officeooo:rsid="001e519d" officeooo:paragraph-rsid="005af937"/>
    </style:style>
    <style:style style:name="P28" style:family="paragraph" style:parent-style-name="Text_20_body">
      <style:text-properties officeooo:paragraph-rsid="007232a7"/>
    </style:style>
    <style:style style:name="P29" style:family="paragraph" style:parent-style-name="Text_20_body">
      <style:text-properties fo:font-weight="bold" officeooo:rsid="0019b638" officeooo:paragraph-rsid="007232a7" style:font-weight-asian="bold" style:font-weight-complex="bold"/>
    </style:style>
    <style:style style:name="P30" style:family="paragraph" style:parent-style-name="Text_20_body">
      <style:paragraph-properties fo:margin-left="0.4925in" fo:margin-right="0in" fo:text-indent="0in" style:auto-text-indent="false"/>
    </style:style>
    <style:style style:name="P31" style:family="paragraph" style:parent-style-name="Heading_20_1">
      <style:text-properties officeooo:paragraph-rsid="001b2472"/>
    </style:style>
    <style:style style:name="P32" style:family="paragraph" style:parent-style-name="Heading_20_1">
      <style:text-properties fo:color="#000000" officeooo:paragraph-rsid="00265015"/>
    </style:style>
    <style:style style:name="P33" style:family="paragraph" style:parent-style-name="Heading_20_1">
      <style:text-properties officeooo:paragraph-rsid="004906d7"/>
    </style:style>
    <style:style style:name="P34" style:family="paragraph" style:parent-style-name="Heading_20_1" style:master-page-name="First_20_Page">
      <style:paragraph-properties style:page-number="auto"/>
      <style:text-properties officeooo:rsid="004d3bdf" officeooo:paragraph-rsid="004d3bdf"/>
    </style:style>
    <style:style style:name="P35" style:family="paragraph">
      <style:paragraph-properties fo:line-height="80%" fo:text-align="end"/>
    </style:style>
    <style:style style:name="P36" style:family="paragraph">
      <style:paragraph-properties fo:line-height="80%" fo:text-align="end"/>
      <style:text-properties style:font-name="Khula2" fo:font-size="14pt" style:font-size-asian="14pt" style:font-size-complex="14pt"/>
    </style:style>
    <style:style style:name="T1" style:family="text">
      <style:text-properties officeooo:rsid="006ea3ee"/>
    </style:style>
    <style:style style:name="T2" style:family="text">
      <style:text-properties officeooo:rsid="003f1659"/>
    </style:style>
    <style:style style:name="T3" style:family="text">
      <style:text-properties officeooo:rsid="003bd107"/>
    </style:style>
    <style:style style:name="T4" style:family="text">
      <style:text-properties officeooo:rsid="00327710"/>
    </style:style>
    <style:style style:name="T5" style:family="text">
      <style:text-properties officeooo:rsid="0039216c"/>
    </style:style>
    <style:style style:name="T6" style:family="text">
      <style:text-properties officeooo:rsid="003c9565"/>
    </style:style>
    <style:style style:name="T7" style:family="text">
      <style:text-properties officeooo:rsid="003da220"/>
    </style:style>
    <style:style style:name="T8" style:family="text">
      <style:text-properties officeooo:rsid="003fc41e"/>
    </style:style>
    <style:style style:name="T9" style:family="text">
      <style:text-properties officeooo:rsid="0014fce0"/>
    </style:style>
    <style:style style:name="T10" style:family="text">
      <style:text-properties fo:font-weight="bold" style:font-weight-asian="bold" style:font-weight-complex="bold"/>
    </style:style>
    <style:style style:name="T11" style:family="text">
      <style:text-properties fo:font-weight="bold" officeooo:rsid="00155429" style:font-weight-asian="bold" style:font-weight-complex="bold"/>
    </style:style>
    <style:style style:name="T12" style:family="text">
      <style:text-properties fo:font-weight="bold" officeooo:rsid="001b2472" style:font-weight-asian="bold" style:font-weight-complex="bold"/>
    </style:style>
    <style:style style:name="T13" style:family="text">
      <style:text-properties fo:font-weight="bold" officeooo:rsid="001c907a" style:font-weight-asian="bold" style:font-weight-complex="bold"/>
    </style:style>
    <style:style style:name="T14" style:family="text">
      <style:text-properties fo:font-weight="bold" officeooo:rsid="001d2f14" style:font-weight-asian="bold" style:font-weight-complex="bold"/>
    </style:style>
    <style:style style:name="T15" style:family="text">
      <style:text-properties officeooo:rsid="00194579"/>
    </style:style>
    <style:style style:name="T16" style:family="text">
      <style:text-properties officeooo:rsid="0019b638"/>
    </style:style>
    <style:style style:name="T17" style:family="text">
      <style:text-properties officeooo:rsid="001b2472"/>
    </style:style>
    <style:style style:name="T18" style:family="text">
      <style:text-properties fo:font-weight="normal" officeooo:rsid="001b2472" style:font-weight-asian="normal" style:font-weight-complex="normal"/>
    </style:style>
    <style:style style:name="T19" style:family="text">
      <style:text-properties fo:font-weight="normal" officeooo:rsid="001c907a" style:font-weight-asian="normal" style:font-weight-complex="normal"/>
    </style:style>
    <style:style style:name="T20" style:family="text">
      <style:text-properties fo:font-weight="normal" officeooo:rsid="001d2f14" style:font-weight-asian="normal" style:font-weight-complex="normal"/>
    </style:style>
    <style:style style:name="T21" style:family="text">
      <style:text-properties fo:font-weight="normal" officeooo:rsid="001f3e28" style:font-weight-asian="normal" style:font-weight-complex="normal"/>
    </style:style>
    <style:style style:name="T22" style:family="text">
      <style:text-properties fo:font-weight="normal" officeooo:rsid="0020273c" style:font-weight-asian="normal" style:font-weight-complex="normal"/>
    </style:style>
    <style:style style:name="T23" style:family="text">
      <style:text-properties fo:font-weight="normal" officeooo:rsid="00203ea6" style:font-weight-asian="normal" style:font-weight-complex="normal"/>
    </style:style>
    <style:style style:name="T24" style:family="text">
      <style:text-properties fo:font-weight="normal" officeooo:rsid="00215fe5" style:font-weight-asian="normal" style:font-weight-complex="normal"/>
    </style:style>
    <style:style style:name="T25" style:family="text">
      <style:text-properties fo:font-weight="normal" officeooo:rsid="00234e6d" style:font-weight-asian="normal" style:font-weight-complex="normal"/>
    </style:style>
    <style:style style:name="T26" style:family="text">
      <style:text-properties fo:font-weight="normal" officeooo:rsid="00236645" style:font-weight-asian="normal" style:font-weight-complex="normal"/>
    </style:style>
    <style:style style:name="T27" style:family="text">
      <style:text-properties fo:font-weight="normal" officeooo:rsid="002b1d08" style:font-weight-asian="normal" style:font-weight-complex="normal"/>
    </style:style>
    <style:style style:name="T28" style:family="text">
      <style:text-properties fo:font-weight="normal" officeooo:rsid="002b2699" style:font-weight-asian="normal" style:font-weight-complex="normal"/>
    </style:style>
    <style:style style:name="T29" style:family="text">
      <style:text-properties fo:font-weight="normal" officeooo:rsid="0035ad6d" style:font-weight-asian="normal" style:font-weight-complex="normal"/>
    </style:style>
    <style:style style:name="T30" style:family="text">
      <style:text-properties fo:font-weight="normal" officeooo:rsid="003a466a" style:font-weight-asian="normal" style:font-weight-complex="normal"/>
    </style:style>
    <style:style style:name="T31" style:family="text">
      <style:text-properties fo:font-weight="normal" officeooo:rsid="003c007c" style:font-weight-asian="normal" style:font-weight-complex="normal"/>
    </style:style>
    <style:style style:name="T32" style:family="text">
      <style:text-properties fo:font-weight="normal" officeooo:rsid="006ea3ee" style:font-weight-asian="normal" style:font-weight-complex="normal"/>
    </style:style>
    <style:style style:name="T33" style:family="text">
      <style:text-properties fo:font-weight="normal" officeooo:rsid="00729447" style:font-weight-asian="normal" style:font-weight-complex="normal"/>
    </style:style>
    <style:style style:name="T34" style:family="text">
      <style:text-properties officeooo:rsid="001d2f14"/>
    </style:style>
    <style:style style:name="T35" style:family="text">
      <style:text-properties officeooo:rsid="001d7ae3"/>
    </style:style>
    <style:style style:name="T36" style:family="text">
      <style:text-properties officeooo:rsid="00234e6d"/>
    </style:style>
    <style:style style:name="T37" style:family="text">
      <style:text-properties officeooo:rsid="0031acab"/>
    </style:style>
    <style:style style:name="T38" style:family="text">
      <style:text-properties officeooo:rsid="00331a82"/>
    </style:style>
    <style:style style:name="T39" style:family="text">
      <style:text-properties officeooo:rsid="00375302"/>
    </style:style>
    <style:style style:name="T40" style:family="text">
      <style:text-properties officeooo:rsid="003c007c"/>
    </style:style>
    <style:style style:name="T41" style:family="text">
      <style:text-properties officeooo:rsid="004439ce"/>
    </style:style>
    <style:style style:name="T42" style:family="text">
      <style:text-properties officeooo:rsid="004906d7"/>
    </style:style>
    <style:style style:name="T43" style:family="text">
      <style:text-properties officeooo:rsid="004b2ee4"/>
    </style:style>
    <style:style style:name="T44" style:family="text">
      <style:text-properties officeooo:rsid="004c343a"/>
    </style:style>
    <style:style style:name="T45" style:family="text">
      <style:text-properties officeooo:rsid="004d7ea7"/>
    </style:style>
    <style:style style:name="T46" style:family="text">
      <style:text-properties officeooo:rsid="00500498"/>
    </style:style>
    <style:style style:name="T47" style:family="text">
      <style:text-properties officeooo:rsid="005187e0"/>
    </style:style>
    <style:style style:name="T48" style:family="text">
      <style:text-properties officeooo:rsid="005210fa"/>
    </style:style>
    <style:style style:name="T49" style:family="text">
      <style:text-properties officeooo:rsid="005214bb"/>
    </style:style>
    <style:style style:name="T50" style:family="text">
      <style:text-properties fo:color="#000000"/>
    </style:style>
    <style:style style:name="T51" style:family="text">
      <style:text-properties fo:color="#000000" officeooo:rsid="004c343a"/>
    </style:style>
    <style:style style:name="T52" style:family="text">
      <style:text-properties fo:color="#000000" officeooo:rsid="00265015"/>
    </style:style>
    <style:style style:name="T53" style:family="text">
      <style:text-properties officeooo:rsid="00549040"/>
    </style:style>
    <style:style style:name="T54" style:family="text">
      <style:text-properties officeooo:rsid="005655c1"/>
    </style:style>
    <style:style style:name="T55" style:family="text">
      <style:text-properties officeooo:rsid="0058a8b3"/>
    </style:style>
    <style:style style:name="T56" style:family="text">
      <style:text-properties officeooo:rsid="00591efd"/>
    </style:style>
    <style:style style:name="T57" style:family="text">
      <style:text-properties officeooo:rsid="005af937"/>
    </style:style>
    <style:style style:name="T58" style:family="text">
      <style:text-properties officeooo:rsid="005be400"/>
    </style:style>
    <style:style style:name="T59" style:family="text">
      <style:text-properties officeooo:rsid="005c5db9"/>
    </style:style>
    <style:style style:name="T60" style:family="text">
      <style:text-properties officeooo:rsid="006787bc"/>
    </style:style>
    <style:style style:name="T61" style:family="text">
      <style:text-properties officeooo:rsid="0068eacb"/>
    </style:style>
    <style:style style:name="T62" style:family="text">
      <style:text-properties fo:color="#dd4814" officeooo:rsid="0068eacb"/>
    </style:style>
    <style:style style:name="T63" style:family="text">
      <style:text-properties fo:color="#dd4814" officeooo:rsid="005655c1"/>
    </style:style>
    <style:style style:name="T64" style:family="text">
      <style:text-properties fo:color="#dd4814" officeooo:rsid="006ad5ce"/>
    </style:style>
    <style:style style:name="T65" style:family="text">
      <style:text-properties fo:color="#dd4814" officeooo:rsid="006c9631"/>
    </style:style>
    <style:style style:name="T66" style:family="text">
      <style:text-properties officeooo:rsid="006ad5ce"/>
    </style:style>
    <style:style style:name="T67" style:family="text">
      <style:text-properties officeooo:rsid="00703100"/>
    </style:style>
    <style:style style:name="T68" style:family="text">
      <style:text-properties officeooo:rsid="00731bfb"/>
    </style:style>
    <style:style style:name="T69" style:family="text">
      <style:text-properties officeooo:rsid="0073af82"/>
    </style:style>
    <style:style style:name="T70" style:family="text">
      <style:text-properties style:font-name="Khula2" fo:font-size="16pt" fo:font-weight="bold" style:font-size-asian="16pt" style:font-weight-asian="bold" style:font-size-complex="16pt" style:font-weight-complex="bold"/>
    </style:style>
    <style:style style:name="T71" style:family="text">
      <style:text-properties style:font-name="Khula2" fo:font-size="14pt" style:font-size-asian="14pt" style:font-size-complex="14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7in" fo:text-indent="-0.25in" fo:margin-left="0.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5in" fo:text-indent="-0.25in" fo:margin-left="0.9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in" fo:text-indent="-0.25in" fo:margin-left="1.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5in" fo:text-indent="-0.25in" fo:margin-left="1.4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in" fo:text-indent="-0.25in" fo:margin-left="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5in" fo:text-indent="-0.25in" fo:margin-left="1.9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in" fo:text-indent="-0.25in" fo:margin-left="2.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5in" fo:text-indent="-0.25in" fo:margin-left="2.4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in" fo:text-indent="-0.25in" fo:margin-left="2.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5in" fo:text-indent="-0.25in" fo:margin-left="2.95in"/>
        </style:list-level-properties>
      </text:list-level-style-bullet>
    </text:list-style>
    <style:style style:name="gr1" style:family="graphic">
      <style:graphic-properties draw:stroke="none" svg:stroke-color="#314004" draw:fill="none" draw:fill-color="#ffffff" fo:min-height="0.602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4" text:outline-level="1">Overview</text:h>
      <text:p text:style-name="P5"><text:span text:style-name="T2">The</text:span> <text:span text:style-name="T46">Nexus Global Web Conference Center provides reliable and sophisticated </text:span>group collaboration using <text:span text:style-name="T3">internet-connected </text:span>laptop<text:span text:style-name="T3">s</text:span>, table<text:span text:style-name="T3">ts and cell phones</text:span>. <text:span text:style-name="T4">Much like a traditional conference center, our Global Web Conference Center provides users with a dedicated and private meeting location inside a secure space that is flexible enough to accommodate many types of meeting and collaboration needs. In contrast to a brick-and-mortar location, our Global Web Conference Center allows meeting attendees to participate from any geographic location at all, provided they have basic internet-connected devices.</text:span><text:span text:style-name="T4"><text:note text:id="ftn1" text:note-class="footnote"><text:note-citation>1</text:note-citation><text:note-body><text:p text:style-name="P15">See <text:a xlink:type="simple" xlink:href="http://northbridgetech.org/downloads/Northbridge_tech_specs.pdf"><text:span text:style-name="T62">Technical Specifications</text:span></text:a> for <text:span text:style-name="T61">details</text:span> about the devices that are required to connect to a web conference: http://northbridgetech.org/download<text:span text:style-name="T60">s</text:span>/<text:span text:style-name="T60">Northbridge_tech_specs</text:span>.pdf</text:p></text:note-body></text:note></text:span></text:p>
      <text:p text:style-name="P5"/>
      <table:table table:name="Table1" table:style-name="Table1">
        <table:table-column table:style-name="Table1.A"/>
        <table:table-column table:style-name="Table1.B"/>
        <table:table-row>
          <table:table-cell table:style-name="Table1.A1" office:value-type="string">
            <text:p text:style-name="P10"><text:span text:style-name="T37">Digital</text:span> <text:span text:style-name="T16">A</text:span>udio</text:p>
          </table:table-cell>
          <table:table-cell table:style-name="Table1.A1" office:value-type="string">
            <text:p text:style-name="P9">Talk and listen over the internet with a digital voice quality that <text:span text:style-name="T37">is higher than</text:span> typical cell phone meeting lines.</text:p>
          </table:table-cell>
        </table:table-row>
        <table:table-row>
          <table:table-cell table:style-name="Table1.A1" office:value-type="string">
            <text:p text:style-name="P10">Video Camera</text:p>
          </table:table-cell>
          <table:table-cell table:style-name="Table1.A1" office:value-type="string">
            <text:p text:style-name="P9">Get the face-to-face experience with dedicated video feed for every meeting attendee.</text:p>
          </table:table-cell>
        </table:table-row>
        <table:table-row>
          <table:table-cell table:style-name="Table1.A1" office:value-type="string">
            <text:p text:style-name="P10">Presentations</text:p>
          </table:table-cell>
          <table:table-cell table:style-name="Table1.A1" office:value-type="string">
            <text:p text:style-name="P9"><text:span text:style-name="T38">Present and view</text:span> meeting materials as if you were in the same room <text:span text:style-name="T15">together.</text:span></text:p>
          </table:table-cell>
        </table:table-row>
        <table:table-row>
          <table:table-cell table:style-name="Table1.A1" office:value-type="string">
            <text:p text:style-name="P10">Whiteboard</text:p>
          </table:table-cell>
          <table:table-cell table:style-name="Table1.A1" office:value-type="string">
            <text:p text:style-name="P9">Enhance a presentation or lecture, or just brainstorm, <text:span text:style-name="T38">using a shared virtual whiteboard.</text:span></text:p>
          </table:table-cell>
        </table:table-row>
        <table:table-row>
          <table:table-cell table:style-name="Table1.A1" office:value-type="string">
            <text:p text:style-name="P10">Desktop Sharing</text:p>
          </table:table-cell>
          <table:table-cell table:style-name="Table1.A1" office:value-type="string">
            <text:p text:style-name="P12">Create live demonstrations by sharing <text:span text:style-name="T67">the screen of </text:span>a local desktop with the whole audience.</text:p>
          </table:table-cell>
        </table:table-row>
        <table:table-row>
          <table:table-cell table:style-name="Table1.A1" office:value-type="string">
            <text:p text:style-name="P11">In-meeting Chat</text:p>
          </table:table-cell>
          <table:table-cell table:style-name="Table1.A1" office:value-type="string">
            <text:p text:style-name="P12">Conduct polls or ask private questions using the on-screen chat window.</text:p>
          </table:table-cell>
        </table:table-row>
        <table:table-row>
          <table:table-cell table:style-name="Table1.A1" office:value-type="string">
            <text:p text:style-name="P11">Recording and Playback</text:p>
          </table:table-cell>
          <table:table-cell table:style-name="Table1.A1" office:value-type="string">
            <text:p text:style-name="P13">Make a meeting available on demand to folks who were unable to attend.</text:p>
          </table:table-cell>
        </table:table-row>
        <table:table-row>
          <table:table-cell table:style-name="Table1.A1" office:value-type="string">
            <text:p text:style-name="P11">Webinars</text:p>
          </table:table-cell>
          <table:table-cell table:style-name="Table1.A1" office:value-type="string">
            <text:p text:style-name="P13">Broadcast a presentation to hundreds of participants simultaneously.</text:p>
          </table:table-cell>
        </table:table-row>
      </table:table>
      <text:h text:style-name="Heading_20_1" text:outline-level="1"><text:soft-page-break/>Benefits <text:span text:style-name="T6">of Web Conferencing</text:span></text:h>
      <text:p text:style-name="P5"><text:span text:style-name="T3">T</text:span>hough the value of face-to-face meetings remains unchallenged, many nonprofits are beginning to realize that the benefits of digital collaboration are <text:span text:style-name="T5">also </text:span>significant. <text:span text:style-name="T45">If <text:s/>your nonprofit organization is not fluent with web conferencing tools and services then you may be missing out on an opportunity to extend your impact!</text:span></text:p>
      <table:table table:name="Table2" table:style-name="Table2">
        <table:table-column table:style-name="Table2.A"/>
        <table:table-column table:style-name="Table2.B"/>
        <table:table-row>
          <table:table-cell table:style-name="Table2.A1" office:value-type="string">
            <text:list xml:id="list286430914839325646" text:style-name="L5">
              <text:list-item>
                <text:p text:style-name="P22">Reduced travel expense <text:note text:id="ftn2" text:note-class="footnote"><text:note-citation>2</text:note-citation><text:note-body><text:p text:style-name="P18">Though there is cost associated with maintaining the computers that are used to connect to a web conference meeting, this total cost is typically much lower than repeated travel expenses. Also, many organizations already have in place the tools that are required to participate in a Nexus web conference.</text:p></text:note-body></text:note></text:p>
              </text:list-item>
              <text:list-item>
                <text:p text:style-name="P22">Increased <text:span text:style-name="T46">capacity </text:span>to <text:span text:style-name="T46">collaborate</text:span> with far away peopl<text:span text:style-name="T7">e </text:span></text:p>
              </text:list-item>
              <text:list-item>
                <text:p text:style-name="P23"><text:span text:style-name="T47">P</text:span>reserv<text:span text:style-name="T47">e and archive</text:span> meeting records in a c<text:span text:style-name="T48">entralized </text:span>place</text:p>
              </text:list-item>
            </text:list>
          </table:table-cell>
          <table:table-cell table:style-name="Table2.A1" office:value-type="string">
            <text:list xml:id="list102459268403749" text:continue-numbering="true" text:style-name="L5">
              <text:list-item>
                <text:p text:style-name="P24">Include absent team members more effectively by preserving an important meeting for later playback</text:p>
              </text:list-item>
              <text:list-item>
                <text:p text:style-name="P25"><text:span text:style-name="T48">Automated </text:span>Post-meeting attendance reporting</text:p>
              </text:list-item>
            </text:list>
          </table:table-cell>
        </table:table-row>
      </table:table>
      <text:h text:style-name="Heading_20_1" text:outline-level="1">Why Northbridge <text:span text:style-name="T8">for Your Web Conference Needs</text:span>?</text:h>
      <text:p text:style-name="P7">Of the marketplace options for web conference service, there are several reasons that <text:span text:style-name="T49">Nexus</text:span> is the best choice for <text:span text:style-name="T49">charitable organizations</text:span> who are working toward social justice or community bui<text:span text:style-name="T49">l</text:span>ding <text:span text:style-name="T49">efforts</text:span>. </text:p>
      <text:p text:style-name="P8"><text:span text:style-name="T13">Robust</text:span><text:span text:style-name="T12"> and stable feature set </text:span><text:span text:style-name="T14">with unrivaled value proposition</text:span></text:p>
      <text:p text:style-name="P20"><text:span text:style-name="T19">Because we are largely volunteer-supported, Northbridge is able to host an extraordinarily rich feature set that compares </text:span><text:span text:style-name="T27">very</text:span><text:span text:style-name="T25"> </text:span><text:span text:style-name="T19">favorably to </text:span><text:span text:style-name="T23">leading</text:span><text:span text:style-name="T19"> profit-sector </text:span><text:span text:style-name="T23">offerings</text:span><text:span text:style-name="T19">. </text:span><text:span text:style-name="T29">We are able to transform micro-grants of as little as $50 USD into a full year of feature-rich service. </text:span><text:span text:style-name="T23">Backed by </text:span><text:span text:style-name="T22">the acclaimed </text:span><text:span text:style-name="T24">Free and Open Source s</text:span><text:span text:style-name="T22">ource </text:span><text:span text:style-name="T24">code </text:span><text:span text:style-name="T22">project called BigBlueButton</text:span><text:span text:style-name="T22"><text:note text:id="ftn3" text:note-class="footnote"><text:note-citation>3</text:note-citation><text:note-body><text:p text:style-name="P19"><text:a xlink:type="simple" xlink:href="http://bigbluebutton.org./"><text:span text:style-name="T63">BigBlueButton</text:span></text:a><text:span text:style-name="T54">: http://bigbluebutton.org</text:span></text:p></text:note-body></text:note></text:span><text:span text:style-name="T22">, Northbridge </text:span><text:span text:style-name="T26">provides</text:span><text:span text:style-name="T25"> </text:span><text:span text:style-name="T29">this </text:span><text:span text:style-name="T25">value-laden,</text:span><text:span text:style-name="T23"> sophisticated </text:span><text:span text:style-name="T29">web </text:span><text:span text:style-name="T23">conferencing </text:span><text:span text:style-name="T33">service </text:span><text:span text:style-name="T28">exclusively</text:span><text:span text:style-name="T23"> to our</text:span><text:span text:style-name="T19"> qualified nonprofit partners in fulfill</text:span><text:span text:style-name="T20">ment of</text:span><text:span text:style-name="T19"> our </text:span><text:span text:style-name="T20">US 501(c)(3 mission </text:span></text:p>
      <text:p text:style-name="P28"><text:span text:style-name="T10">T</text:span><text:span text:style-name="T11">horough t</text:span><text:span text:style-name="T10">raining</text:span><text:span text:style-name="T11">.</text:span></text:p>
      <text:p text:style-name="P30">Corporations of all structures and sizes report that there is a learning curve associated with <text:soft-page-break/>incorporating web conferencing practices into their overall communication strategies. <text:s/>We recognize that it is essential for organizations to become fluent and confident in the use of web conference tools in order for the benefits of web conferencing to be fully realized. Therefore, in fulfillment of our mission, we include high-quality, <text:span text:style-name="T68">in-person</text:span> training with every conference package.</text:p>
      <text:p text:style-name="P29">Strengthen the <text:span text:style-name="T40">s</text:span>ocial <text:span text:style-name="T40">j</text:span>ustice <text:span text:style-name="T40">c</text:span>ommunit<text:span text:style-name="T17">y.</text:span></text:p>
      <text:p text:style-name="P21"><text:span text:style-name="T18">Every aspect of Northbridge operations promote</text:span><text:span text:style-name="T30">s</text:span><text:span text:style-name="T18"> socially just, </text:span><text:span text:style-name="T21">healthy and thriving</text:span><text:span text:style-name="T18"> communities. </text:span><text:span text:style-name="T30">When our qualified partners use the </text:span><text:span text:style-name="T18">N</text:span><text:span text:style-name="T32">exus</text:span><text:span text:style-name="T18"> Global Web Conference Center to fulfill </text:span><text:span text:style-name="T30">their</text:span><text:span text:style-name="T18"> web conferencing needs, </text:span><text:span text:style-name="T30">they also strengthen the </text:span><text:span text:style-name="T18">civic-</text:span><text:span text:style-name="T31">minded </text:span><text:span text:style-name="T18">internships and intentional community-focused partnerships that are the backbone of </text:span><text:span text:style-name="T21">all </text:span><text:span text:style-name="T18">Northbridge operations </text:span><text:span text:style-name="T21">and projects</text:span><text:span text:style-name="T18">. </text:span></text:p>
      <text:h text:style-name="P33" text:outline-level="1"><text:span text:style-name="T42">How Is the Nexus Global Web Conference Center Funded?</text:span></text:h>
      <text:p text:style-name="P3"><text:span text:style-name="T9">As a US 501(c)(3) organization, Northbridge maintains Nexus by means of m</text:span>icro-grant<text:span text:style-name="T17">s</text:span><text:span text:style-name="T17"><text:note text:id="ftn4" text:note-class="footnote"><text:note-citation>4</text:note-citation><text:note-body><text:p text:style-name="P17">Depending on small donations from motivated individuals allows <text:span text:style-name="T55">Northbridge</text:span> to use crowd funding techniques in order to support Nexus <text:span text:style-name="T56">and </text:span>also to enhance th<text:span text:style-name="T55">e</text:span> overall <text:span text:style-name="T55">cooperative, community </text:span>focus that Northbridge champions.</text:p></text:note-body></text:note></text:span><text:span text:style-name="T17"> from the general public. A tax-exempt micro-grant of as little as $50 to Northbridge Technology Alliance allows us to activate one qualified partner for one full year in the Nexus Global Web Conference Center.</text:span></text:p>
      <text:list xml:id="list2193820273213127652" text:style-name="L6">
        <text:list-item>
          <text:p text:style-name="P26">Northbridge maintains a pool of <text:span text:style-name="T43">micro-grants that have originated from our own support base </text:span>and <text:span text:style-name="T39">we direct them to our qualified partners using a </text:span>prioritized wait list. <text:span text:style-name="T41">This is the most traditional approach and requires that our qualified partners await micro-grant funding in order for their service to be activated.</text:span></text:p>
        </text:list-item>
        <text:list-item>
          <text:p text:style-name="P27"><text:span text:style-name="T42">Northbridge supplies easy-to-understand, social media friendly materials to our qualified partners that they may use to l</text:span>ocate a micro-grant <text:span text:style-name="T57">source</text:span> from <text:span text:style-name="T39">within </text:span>their own support base. </text:p>
        </text:list-item>
      </text:list>
      <text:h text:style-name="P31" text:outline-level="1">Eligib<text:span text:style-name="T44">ility</text:span></text:h>
      <text:p text:style-name="P4">Northbridge Technology Alliance <text:span text:style-name="T16">c</text:span>reates technology solutions for <text:span text:style-name="T58">charitable organizations who are engaged in social justice and community-building efforts. </text:span></text:p>
      <text:p text:style-name="P6"><text:soft-page-break/></text:p>
      <text:p text:style-name="P6">In order to qualify for th<text:span text:style-name="T59">e Nexus Global Web Conference Center, </text:span>a team must <text:span text:style-name="T66">be under the direction of a Northbridge partner organization.</text:span></text:p>
      <text:p text:style-name="Text_20_body"><text:span text:style-name="T50">See </text:span><text:span text:style-name="T51">our </text:span><text:a xlink:type="simple" xlink:href="http://northbridgetech.org/downloads/Northbridge_partnership.pdf" office:target-frame-name="_blank" xlink:show="new"><text:span text:style-name="T64">Partnership with Northbridge</text:span></text:a><text:span text:style-name="T51"><text:note text:id="ftn5" text:note-class="footnote"><text:note-citation>5</text:note-citation><text:note-body><text:p text:style-name="P16">http://northbridgetech.org/download<text:span text:style-name="T66">s</text:span>/<text:span text:style-name="T66">Northbridge_partnership</text:span>.pdf</text:p></text:note-body></text:note></text:span><text:span text:style-name="T51"> for complete </text:span><text:span text:style-name="T50">details.</text:span></text:p>
      <text:h text:style-name="P32" text:outline-level="1">How Do I <text:span text:style-name="T44">Apply To Become a Northbridge Partner</text:span>?</text:h>
      <text:p text:style-name="Text_20_body"><text:a xlink:type="simple" xlink:href="http://northbridgetech.org?view=apply"><text:span text:style-name="T65">Apply online</text:span></text:a><text:span text:style-name="T50"><text:note text:id="ftn6" text:note-class="footnote"><text:note-citation>6</text:note-citation><text:note-body><text:p text:style-name="P14">http://northbridgetech.org?<text:span text:style-name="T69">view=apply</text:span></text:p></text:note-body></text:note></text:span><text:span text:style-name="T50"> </text:span><text:span text:style-name="T52">at the Northbridge Technology Alliance web site.</text:span></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OpenSymbol1" svg:font-family="OpenSymbol"/>
    <style:font-face style:name="FreeSans1" svg:font-family="FreeSans" style:font-family-generic="swiss"/>
    <style:font-face style:name="Khula2" svg:font-family="Khula" style:font-pitch="variable"/>
    <style:font-face style:name="Khula1" svg:font-family="Khula" style:font-adornments="Bold" style:font-pitch="variable"/>
    <style:font-face style:name="Khula" svg:font-family="Khula" style:font-adornments="Regular" style:font-pitch="variable"/>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Khula" fo:font-family="Khula" style:font-style-name="Regular" style:font-pitch="variable" style:font-size-asian="10.5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2in" fo:margin-right="0in" fo:margin-top="0in" fo:margin-bottom="0.05in" style:contextual-spacing="false" fo:line-height="100%" fo:text-indent="0in" style:auto-text-indent="false" style:page-number="auto"/>
      <style:text-properties fo:font-size="11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in" fo:margin-right="0in" fo:margin-top="0.05in" fo:margin-bottom="0.05in" style:contextual-spacing="false" fo:text-indent="0in" style:auto-text-indent="false">
        <style:tab-stops/>
      </style:paragraph-properties>
      <style:text-properties style:font-name="Khula1" fo:font-family="Khula" style:font-style-name="Bold" style:font-pitch="variable" fo:font-size="105%"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Internet_20_link" style:display-name="Internet link" style:family="text">
      <style:text-properties fo:color="#dd4814" style:font-name="Khula" fo:font-family="Khula" style:font-style-name="Regular" style:font-pitch="variable" fo:language="zxx" fo:country="none" style:text-underline-style="solid" style:text-underline-width="auto" style:text-underline-color="font-color" fo:background-color="transparent" style:font-size-asian="10.5pt" style:language-asian="zxx" style:country-asian="none" style:language-complex="zxx" style:country-complex="none" style:shadow="none"/>
    </style:style>
    <style:style style:name="Footnote_20_anchor" style:display-name="Footnote anchor" style:family="text">
      <style:text-properties style:text-position="super 58%"/>
    </style:style>
    <style:style style:name="Footnote_20_Symbol" style:display-name="Footnote Symbol" style:family="text"/>
    <style:style style:name="Visited_20_Internet_20_Link" style:display-name="Visited Internet Link" style:family="text">
      <style:text-properties fo:color="#3465a4"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text-properties officeooo:rsid="000eab09" officeooo:paragraph-rsid="000f7111"/>
    </style:style>
    <style:style style:name="MP2" style:family="paragraph" style:parent-style-name="Footer">
      <style:paragraph-properties fo:text-align="end" style:justify-single-word="false"/>
      <style:text-properties officeooo:rsid="000eab09" officeooo:paragraph-rsid="000eab09"/>
    </style:style>
    <style:style style:name="MP3" style:family="paragraph">
      <style:paragraph-properties fo:line-height="80%" fo:text-align="end"/>
    </style:style>
    <style:style style:name="MP4" style:family="paragraph">
      <style:paragraph-properties fo:line-height="80%" fo:text-align="end"/>
      <style:text-properties style:font-name="Khula2" fo:font-size="14pt" style:font-size-asian="14pt" style:font-size-complex="14pt"/>
    </style:style>
    <style:style style:name="MT1" style:family="text">
      <style:text-properties officeooo:rsid="006ea3ee"/>
    </style:style>
    <style:style style:name="MT2" style:family="text">
      <style:text-properties style:font-name="Khula2" fo:font-size="16pt" fo:font-weight="bold" style:font-size-asian="16pt" style:font-weight-asian="bold" style:font-size-complex="16pt" style:font-weight-complex="bold"/>
    </style:style>
    <style:style style:name="MT3" style:family="text">
      <style:text-properties style:font-name="Khula2" fo:font-size="14pt" style:font-size-asian="14pt" style:font-size-complex="14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M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M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M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M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Mgr1" style:family="graphic">
      <style:graphic-properties draw:stroke="none" svg:stroke-color="#314004" draw:fill="none" draw:fill-color="#ffffff" fo:min-height="0.6028in"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8.5in" fo:page-height="11in" style:num-format="1" style:print-orientation="portrait" fo:margin-top="0.7874in" fo:margin-bottom="0.7874in" fo:margin-left="0.7874in" fo:margin-right="0.7874in" style:shadow="none"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1.2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5in" fo:margin-bottom="0.75in" fo:margin-left="0.75in" fo:margin-right="0.75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svg:height="1.7in" fo:margin-left="0in" fo:margin-right="0in" fo:margin-bottom="0.2in" style:dynamic-spacing="false"/>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draw:frame draw:style-name="Mfr1" draw:name="Image1" text:anchor-type="paragraph" svg:x="-0.0075in" svg:y="0.0417in" svg:width="2.6409in" svg:height="0.7181in" draw:z-index="2"><draw:image xlink:href="Pictures/1000000000001194000004C73426D040.jpg" xlink:type="simple" xlink:show="embed" xlink:actuate="onLoad"/></draw:frame></text:p>
      </style:header>
      <style:header-first>
        <text:p text:style-name="Header"><draw:frame draw:style-name="Mfr1" draw:name="Image4" text:anchor-type="paragraph" svg:x="-0.0075in" svg:y="0.0417in" svg:width="2.6409in" svg:height="0.7181in" draw:z-index="5"><draw:image xlink:href="Pictures/1000000000001194000004C73426D040.jpg" xlink:type="simple" xlink:show="embed" xlink:actuate="onLoad"/></draw:frame></text:p>
        <text:p text:style-name="Header"/>
        <text:p text:style-name="Header"/>
        <text:p text:style-name="Header"/>
      </style:header-first>
      <style:footer>
        <text:p text:style-name="MP1"><draw:frame draw:style-name="Mfr1" draw:name="Image2" text:anchor-type="paragraph" svg:x="0.0681in" svg:y="-0.0374in" svg:width="0.3075in" svg:height="0.3075in" draw:z-index="4"><draw:image xlink:href="Pictures/10000000000000C8000000C829C29D22.jpg" xlink:type="simple" xlink:show="embed" xlink:actuate="onLoad"/></draw:frame><text:span text:style-name="MT1">Nexus </text:span>Global Web Conference Center <text:s text:c="3"/><text:page-number text:select-page="current">4</text:page-number> / <text:page-count>4</text:page-count></text:p>
      </style:footer>
      <style:footer-first>
        <text:p text:style-name="MP2"><draw:frame draw:style-name="Mfr1" draw:name="Image5" text:anchor-type="paragraph" svg:x="0.0681in" svg:y="-0.0374in" svg:width="0.3075in" svg:height="0.3075in" draw:z-index="6"><draw:image xlink:href="Pictures/10000000000000C8000000C829C29D22.jpg" xlink:type="simple" xlink:show="embed" xlink:actuate="onLoad"/></draw:frame><text:span text:style-name="MT1">Nexus </text:span>Global Web Conference Center <text:s text:c="3"/><text:page-number text:select-page="current">2</text:page-number> / <text:page-count>4</text:page-count></text:p>
      </style:footer-first>
    </style:master-page>
    <style:master-page style:name="First_20_Page" style:display-name="First Page" style:page-layout-name="Mpm2" style:next-style-name="Standard">
      <style:header>
        <text:p text:style-name="Header"/>
      </style:header>
      <style:header-first>
        <text:p text:style-name="Header"><draw:frame draw:style-name="Mfr1" draw:name="Image3" text:anchor-type="paragraph" svg:x="0.1146in" svg:y="0.1398in" svg:width="4.0484in" svg:height="1.2335in" draw:z-index="0"><draw:image xlink:href="Pictures/100000000000119400000576DA8B4D44.jpg" xlink:type="simple" xlink:show="embed" xlink:actuate="onLoad"/></draw:frame><draw:frame text:anchor-type="paragraph" draw:z-index="7" draw:style-name="Mgr1" draw:text-style-name="MP4" svg:width="2.3996in" svg:height="1.1079in" svg:x="4.5437in" svg:y="0.2646in"><draw:text-box><text:p text:style-name="MP3"><text:span text:style-name="MT2">Nexus</text:span></text:p><text:p text:style-name="MP3"><text:span text:style-name="MT3">Global Web</text:span></text:p><text:p text:style-name="MP3"><text:span text:style-name="MT3">Conference</text:span></text:p><text:p text:style-name="MP3"><text:span text:style-name="MT3">Center</text:span></text:p></draw:text-box></draw:frame></text:p>
      </style:header-first>
    </style:master-page>
    <style:master-page style:name="Index"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25T11:12:17.012741436</meta:creation-date>
    <dc:date>2015-05-07T10:21:48.641118690</dc:date>
    <meta:editing-duration>PT6H42M36S</meta:editing-duration>
    <meta:editing-cycles>107</meta:editing-cycles>
    <meta:generator>LibreOffice/4.2.8.2$Linux_X86_64 LibreOffice_project/420m0$Build-2</meta:generator>
    <meta:document-statistic meta:table-count="2" meta:image-count="5" meta:object-count="0" meta:page-count="4" meta:paragraph-count="51" meta:word-count="871" meta:character-count="6035" meta:non-whitespace-character-count="5208"/>
  </office:meta>
</office:document-meta>
</file>